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data ... ...</text:p>
      <text:p text:style-name="Standard">(101766, 1889)</text:p>
      <text:p text:style-name="Standard">Splitting train/validation/test set ... ...</text:p>
      <text:p text:style-name="Standard">Dataset split shapes: <text:s/>(81, 1888) (81,) (21, 1888) (21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5 <text:s text:c="5"/>1.00 <text:s text:c="5"/>0.71 <text:s text:c="7"/>43</text:p>
      <text:p text:style-name="Standard"><text:s text:c="11"/>1 <text:s text:c="6"/>1.00 <text:s text:c="5"/>0.08 <text:s text:c="5"/>0.14 <text:s text:c="7"/>26</text:p>
      <text:p text:style-name="Standard"><text:s text:c="11"/>2 <text:s text:c="6"/>1.00 <text:s text:c="5"/>0.08 <text:s text:c="5"/>0.15 <text:s text:c="7"/>12</text:p>
      <text:p text:style-name="Standard"/>
      <text:p text:style-name="Standard"><text:s text:c="4"/>accuracy <text:s text:c="26"/>0.57 <text:s text:c="7"/>81</text:p>
      <text:p text:style-name="Standard"><text:s text:c="3"/>macro avg <text:s text:c="6"/>0.85 <text:s text:c="5"/>0.39 <text:s text:c="5"/>0.34 <text:s text:c="7"/>81</text:p>
      <text:p text:style-name="Standard">weighted avg <text:s text:c="6"/>0.76 <text:s text:c="5"/>0.57 <text:s text:c="5"/>0.45 <text:s text:c="7"/>8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7</text:p>
      <text:p text:style-name="Standard">printing means accuracy of the classifier ... ...</text:p>
      <text:p text:style-name="Standard">mean accuracy: <text:s/>0.5679012345679012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33 <text:s text:c="5"/>1.00 <text:s text:c="5"/>0.50 <text:s text:c="8"/>7</text:p>
      <text:p text:style-name="Standard"><text:s text:c="11"/>1 <text:s text:c="6"/>0.00 <text:s text:c="5"/>0.00 <text:s text:c="5"/>0.00 <text:s text:c="7"/>12</text:p>
      <text:p text:style-name="Standard"><text:s text:c="11"/>2 <text:s text:c="6"/>0.00 <text:s text:c="5"/>0.00 <text:s text:c="5"/>0.00 <text:s text:c="8"/>2</text:p>
      <text:p text:style-name="Standard"/>
      <text:p text:style-name="Standard"><text:s text:c="4"/>accuracy <text:s text:c="26"/>0.33 <text:s text:c="7"/>21</text:p>
      <text:p text:style-name="Standard"><text:s text:c="3"/>macro avg <text:s text:c="6"/>0.11 <text:s text:c="5"/>0.33 <text:s text:c="5"/>0.17 <text:s text:c="7"/>21</text:p>
      <text:p text:style-name="Standard">weighted avg <text:s text:c="6"/>0.11 <text:s text:c="5"/>0.33 <text:s text:c="5"/>0.17 <text:s text:c="7"/>2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33</text:p>
      <text:p text:style-name="Standard">printing means accuracy of the classifier ... ...</text:p>
      <text:p text:style-name="Standard">mean accuracy: <text:s/>0.3333333333333333</text:p>
      <text:p text:style-name="Standard">Dataset split shapes: <text:s/>(102, 1888) (102, 1)</text:p>
      <text:p text:style-name="Standard">running k-fold cross validation using svm ... ...</text:p>
      <text:p text:style-name="Standard">[0.33333333 0.33333333 0.33333333 0.33333333 0.33333333]</text:p>
      <text:p text:style-name="Standard">Splitting train/validation/test set ... ...</text:p>
      <text:p text:style-name="Standard"><text:soft-page-break/>Dataset split shapes: <text:s/>(814, 1888) (814,) (204, 1888) (204,)</text:p>
      <text:p text:style-name="Standard">svm train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9 <text:s text:c="5"/>1.00 <text:s text:c="5"/>0.74 <text:s text:c="6"/>450</text:p>
      <text:p text:style-name="Standard"><text:s text:c="11"/>1 <text:s text:c="6"/>1.00 <text:s text:c="5"/>0.14 <text:s text:c="5"/>0.25 <text:s text:c="6"/>264</text:p>
      <text:p text:style-name="Standard"><text:s text:c="11"/>2 <text:s text:c="6"/>1.00 <text:s text:c="5"/>0.09 <text:s text:c="5"/>0.17 <text:s text:c="6"/>100</text:p>
      <text:p text:style-name="Standard"/>
      <text:p text:style-name="Standard"><text:s text:c="4"/>accuracy <text:s text:c="26"/>0.61 <text:s text:c="6"/>814</text:p>
      <text:p text:style-name="Standard"><text:s text:c="3"/>macro avg <text:s text:c="6"/>0.86 <text:s text:c="5"/>0.41 <text:s text:c="5"/>0.39 <text:s text:c="6"/>814</text:p>
      <text:p text:style-name="Standard">weighted avg <text:s text:c="6"/>0.77 <text:s text:c="5"/>0.61 <text:s text:c="5"/>0.51 <text:s text:c="6"/>81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0</text:p>
      <text:p text:style-name="Standard">printing means accuracy of the classifier ... ...</text:p>
      <text:p text:style-name="Standard">mean accuracy: <text:s/>0.6105651105651105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/media/akabir/New Volume/python3_virtual_env/lib/python3.6/site-packages/sklearn/metrics/classification.py:1437: UndefinedMetricWarning:</text:p>
      <text:p text:style-name="Standard"/>
      <text:p text:style-name="Standard">Precision and F-score are ill-defined and being set to 0.0 in labels with no predicted samples.</text:p>
      <text:p text:style-name="Standard"/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61 <text:s text:c="5"/>1.00 <text:s text:c="5"/>0.76 <text:s text:c="6"/>124</text:p>
      <text:p text:style-name="Standard"><text:s text:c="11"/>1 <text:s text:c="6"/>0.00 <text:s text:c="5"/>0.00 <text:s text:c="5"/>0.00 <text:s text:c="7"/>54</text:p>
      <text:p text:style-name="Standard"><text:s text:c="11"/>2 <text:s text:c="6"/>0.00 <text:s text:c="5"/>0.00 <text:s text:c="5"/>0.00 <text:s text:c="7"/>26</text:p>
      <text:p text:style-name="Standard"/>
      <text:p text:style-name="Standard"><text:s text:c="4"/>accuracy <text:s text:c="26"/>0.61 <text:s text:c="6"/>204</text:p>
      <text:p text:style-name="Standard"><text:s text:c="3"/>macro avg <text:s text:c="6"/>0.20 <text:s text:c="5"/>0.33 <text:s text:c="5"/>0.25 <text:s text:c="6"/>204</text:p>
      <text:p text:style-name="Standard">weighted avg <text:s text:c="6"/>0.37 <text:s text:c="5"/>0.61 <text:s text:c="5"/>0.46 <text:s text:c="6"/>204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0</text:p>
      <text:p text:style-name="Standard">printing means accuracy of the classifier ... ...</text:p>
      <text:p text:style-name="Standard">mean accuracy: <text:s/>0.6078431372549019</text:p>
      <text:p text:style-name="Standard">Dataset split shapes: <text:s/>(1018, 1888) (1018, 1)</text:p>
      <text:p text:style-name="Standard">running k-fold cross validation using svm ... ...</text:p>
      <text:p text:style-name="Standard">[0.33043478 0.33043478 0.33333333 0.33333333 0.33040936]</text:p>
      <text:p text:style-name="Standard">Splitting train/validation/test set ... ...</text:p>
      <text:p text:style-name="Standard">Dataset split shapes: <text:s/>(8141, 1888) (8141,) (2036, 1888) (2036,)</text:p>
      <text:p text:style-name="Standard">svm training ... ...</text:p>
      <text:p text:style-name="Standard">plotting statistics ... ...</text:p>
      <text:p text:style-name="Standard"><text:soft-page-break/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8 <text:s text:c="5"/>1.00 <text:s text:c="5"/>0.74 <text:s text:c="5"/>4434</text:p>
      <text:p text:style-name="Standard"><text:s text:c="11"/>1 <text:s text:c="6"/>0.98 <text:s text:c="5"/>0.15 <text:s text:c="5"/>0.26 <text:s text:c="5"/>2857</text:p>
      <text:p text:style-name="Standard"><text:s text:c="11"/>2 <text:s text:c="6"/>1.00 <text:s text:c="5"/>0.15 <text:s text:c="5"/>0.26 <text:s text:c="6"/>850</text:p>
      <text:p text:style-name="Standard"/>
      <text:p text:style-name="Standard"><text:s text:c="4"/>accuracy <text:s text:c="26"/>0.61 <text:s text:c="5"/>8141</text:p>
      <text:p text:style-name="Standard"><text:s text:c="3"/>macro avg <text:s text:c="6"/>0.86 <text:s text:c="5"/>0.43 <text:s text:c="5"/>0.42 <text:s text:c="5"/>8141</text:p>
      <text:p text:style-name="Standard">weighted avg <text:s text:c="6"/>0.77 <text:s text:c="5"/>0.61 <text:s text:c="5"/>0.52 <text:s text:c="5"/>8141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50</text:p>
      <text:p text:style-name="Standard">printing means accuracy of the classifier ... ...</text:p>
      <text:p text:style-name="Standard">mean accuracy: <text:s/>0.6124554723007002</text:p>
      <text:p text:style-name="Standard">svm testing ... ...</text:p>
      <text:p text:style-name="Standard">plotting statistics ... ...</text:p>
      <text:p text:style-name="Standard">plotting classification report ... ...</text:p>
      <text:p text:style-name="Standard"><text:s text:c="14"/>precision <text:s text:c="3"/>recall <text:s/>f1-score <text:s text:c="2"/>support</text:p>
      <text:p text:style-name="Standard"/>
      <text:p text:style-name="Standard"><text:s text:c="11"/>0 <text:s text:c="6"/>0.54 <text:s text:c="5"/>0.97 <text:s text:c="5"/>0.69 <text:s text:c="5"/>1098</text:p>
      <text:p text:style-name="Standard"><text:s text:c="11"/>1 <text:s text:c="6"/>0.33 <text:s text:c="5"/>0.02 <text:s text:c="5"/>0.04 <text:s text:c="6"/>731</text:p>
      <text:p text:style-name="Standard"><text:s text:c="11"/>2 <text:s text:c="6"/>0.11 <text:s text:c="5"/>0.00 <text:s text:c="5"/>0.01 <text:s text:c="6"/>207</text:p>
      <text:p text:style-name="Standard"/>
      <text:p text:style-name="Standard"><text:s text:c="4"/>accuracy <text:s text:c="26"/>0.53 <text:s text:c="5"/>2036</text:p>
      <text:p text:style-name="Standard"><text:s text:c="3"/>macro avg <text:s text:c="6"/>0.32 <text:s text:c="5"/>0.33 <text:s text:c="5"/>0.25 <text:s text:c="5"/>2036</text:p>
      <text:p text:style-name="Standard">weighted avg <text:s text:c="6"/>0.42 <text:s text:c="5"/>0.53 <text:s text:c="5"/>0.39 <text:s text:c="5"/>2036</text:p>
      <text:p text:style-name="Standard"/>
      <text:p text:style-name="Standard">plotting confusion matrix ... ...</text:p>
      <text:p text:style-name="Standard">Plotting the micro-averaged Precision-Recall curve ... ...</text:p>
      <text:p text:style-name="Standard">Average precision score, micro-averaged over all classes: 0.44</text:p>
      <text:p text:style-name="Standard">printing means accuracy of the classifier ... ...</text:p>
      <text:p text:style-name="Standard">mean accuracy: <text:s/>0.5309430255402751</text:p>
      <text:p text:style-name="Standard">Dataset split shapes: <text:s/>(10177, 1888) (10177, 1)</text:p>
      <text:p text:style-name="Standard">running k-fold cross validation using svm ... ...</text:p>
      <text:p text:style-name="Standard">[0.33204103 0.34307371 0.33502503 0.33749402 0.3341747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4:30:31.390771209</meta:creation-date>
    <dc:date>2019-11-11T14:30:42.413971706</dc:date>
    <meta:editing-duration>PT11S</meta:editing-duration>
    <meta:editing-cycles>1</meta:editing-cycles>
    <meta:document-statistic meta:table-count="0" meta:image-count="0" meta:object-count="0" meta:page-count="3" meta:paragraph-count="111" meta:word-count="615" meta:character-count="5404" meta:non-whitespace-character-count="3669"/>
    <meta:generator>LibreOffice/6.0.7.3$Linux_X86_64 LibreOffice_project/00m0$Build-3</meta:generator>
  </office:meta>
</office:document-meta>
</file>